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ing_20_2">
      <style:text-properties officeooo:rsid="0010e3a8" officeooo:paragraph-rsid="0010e3a8"/>
    </style:style>
    <style:style style:name="P2" style:family="paragraph" style:parent-style-name="Heading_20_2">
      <style:paragraph-properties fo:text-align="justify" style:justify-single-word="false"/>
      <style:text-properties officeooo:rsid="0010e3a8" officeooo:paragraph-rsid="0010e3a8"/>
    </style:style>
    <style:style style:name="P3" style:family="paragraph" style:parent-style-name="Standard">
      <style:paragraph-properties fo:text-align="justify" style:justify-single-word="false"/>
      <style:text-properties officeooo:rsid="0010e3a8" officeooo:paragraph-rsid="0010e3a8"/>
    </style:style>
    <style:style style:name="P4" style:family="paragraph" style:parent-style-name="Heading_20_2">
      <style:text-properties officeooo:rsid="004071d0" officeooo:paragraph-rsid="004071d0"/>
    </style:style>
    <style:style style:name="P5" style:family="paragraph" style:parent-style-name="Standard">
      <style:text-properties officeooo:rsid="004071d0" officeooo:paragraph-rsid="004071d0"/>
    </style:style>
    <style:style style:name="P6" style:family="paragraph" style:parent-style-name="Heading_20_2">
      <style:text-properties officeooo:rsid="00441771" officeooo:paragraph-rsid="00441771"/>
    </style:style>
    <style:style style:name="P7" style:family="paragraph" style:parent-style-name="Standard">
      <style:text-properties officeooo:rsid="00441771" officeooo:paragraph-rsid="00441771"/>
    </style:style>
    <style:style style:name="P8" style:family="paragraph" style:parent-style-name="Text_20_body">
      <style:text-properties officeooo:rsid="00441771" officeooo:paragraph-rsid="00441771"/>
    </style:style>
    <style:style style:name="P9" style:family="paragraph" style:parent-style-name="Heading_20_2">
      <style:text-properties officeooo:rsid="00459f77" officeooo:paragraph-rsid="00459f77"/>
    </style:style>
    <style:style style:name="P10" style:family="paragraph" style:parent-style-name="Text_20_body">
      <style:text-properties officeooo:rsid="00459f77" officeooo:paragraph-rsid="00459f77"/>
    </style:style>
    <style:style style:name="P11" style:family="paragraph" style:parent-style-name="Standard">
      <style:text-properties officeooo:rsid="00459f77" officeooo:paragraph-rsid="00459f77"/>
    </style:style>
    <style:style style:name="P12" style:family="paragraph" style:parent-style-name="Standard">
      <style:paragraph-properties fo:text-align="justify" style:justify-single-word="false"/>
      <style:text-properties officeooo:rsid="00232998" officeooo:paragraph-rsid="00232998"/>
    </style:style>
    <style:style style:name="P13" style:family="paragraph" style:parent-style-name="Standard">
      <style:text-properties style:font-name="Liberation Serif" fo:font-size="18pt" fo:font-weight="bold" officeooo:rsid="00441771" officeooo:paragraph-rsid="00459f77" style:font-name-asian="Droid Sans Fallback" style:font-size-asian="18pt" style:font-weight-asian="bold" style:font-name-complex="Droid Sans Devanagari1" style:font-size-complex="18pt" style:font-weight-complex="bold"/>
    </style:style>
    <style:style style:name="P14" style:family="paragraph" style:parent-style-name="Heading_20_3" style:list-style-name="L6">
      <style:paragraph-properties fo:text-align="justify" style:justify-single-word="false"/>
      <style:text-properties officeooo:rsid="002cdfe9" officeooo:paragraph-rsid="002cdfe9"/>
    </style:style>
    <style:style style:name="P15" style:family="paragraph" style:parent-style-name="Standard" style:list-style-name="L1">
      <style:paragraph-properties fo:text-align="justify" style:justify-single-word="false"/>
      <style:text-properties officeooo:rsid="0012fa35" officeooo:paragraph-rsid="0012fa35"/>
    </style:style>
    <style:style style:name="P16" style:family="paragraph" style:parent-style-name="Standard" style:list-style-name="L1">
      <style:paragraph-properties fo:text-align="justify" style:justify-single-word="false"/>
      <style:text-properties officeooo:rsid="001425d9" officeooo:paragraph-rsid="001425d9"/>
    </style:style>
    <style:style style:name="P17" style:family="paragraph" style:parent-style-name="Standard" style:list-style-name="L1">
      <style:paragraph-properties fo:text-align="justify" style:justify-single-word="false"/>
      <style:text-properties officeooo:rsid="0014c966" officeooo:paragraph-rsid="0014c966"/>
    </style:style>
    <style:style style:name="P18" style:family="paragraph" style:parent-style-name="Standard" style:list-style-name="L2">
      <style:paragraph-properties fo:text-align="justify" style:justify-single-word="false"/>
      <style:text-properties officeooo:rsid="00172d9e" officeooo:paragraph-rsid="00172d9e"/>
    </style:style>
    <style:style style:name="P19" style:family="paragraph" style:parent-style-name="Standard" style:list-style-name="L2">
      <style:paragraph-properties fo:text-align="justify" style:justify-single-word="false"/>
      <style:text-properties officeooo:rsid="00185d97" officeooo:paragraph-rsid="00185d97"/>
    </style:style>
    <style:style style:name="P20" style:family="paragraph" style:parent-style-name="Standard" style:list-style-name="L2">
      <style:paragraph-properties fo:text-align="justify" style:justify-single-word="false"/>
      <style:text-properties officeooo:paragraph-rsid="00185d97"/>
    </style:style>
    <style:style style:name="P21" style:family="paragraph" style:parent-style-name="Standard" style:list-style-name="L2">
      <style:paragraph-properties fo:text-align="justify" style:justify-single-word="false"/>
      <style:text-properties officeooo:paragraph-rsid="00196819"/>
    </style:style>
    <style:style style:name="P22" style:family="paragraph" style:parent-style-name="Standard" style:list-style-name="L2">
      <style:paragraph-properties fo:text-align="justify" style:justify-single-word="false"/>
      <style:text-properties officeooo:paragraph-rsid="001d9bd0"/>
    </style:style>
    <style:style style:name="P23" style:family="paragraph" style:parent-style-name="Standard" style:list-style-name="L4">
      <style:paragraph-properties fo:text-align="justify" style:justify-single-word="false"/>
      <style:text-properties officeooo:paragraph-rsid="00232998"/>
    </style:style>
    <style:style style:name="P24" style:family="paragraph" style:parent-style-name="Standard" style:list-style-name="L3">
      <style:paragraph-properties fo:text-align="justify" style:justify-single-word="false"/>
      <style:text-properties officeooo:paragraph-rsid="00232998"/>
    </style:style>
    <style:style style:name="P25" style:family="paragraph" style:parent-style-name="Standard" style:list-style-name="L5">
      <style:paragraph-properties fo:text-align="justify" style:justify-single-word="false"/>
      <style:text-properties officeooo:paragraph-rsid="00232998"/>
    </style:style>
    <style:style style:name="P26" style:family="paragraph" style:parent-style-name="Standard" style:list-style-name="L6">
      <style:paragraph-properties fo:text-align="justify" style:justify-single-word="false"/>
      <style:text-properties officeooo:paragraph-rsid="00232998"/>
    </style:style>
    <style:style style:name="P27" style:family="paragraph" style:parent-style-name="Standard" style:list-style-name="L6">
      <style:paragraph-properties fo:text-align="justify" style:justify-single-word="false"/>
      <style:text-properties officeooo:paragraph-rsid="002ad09b"/>
    </style:style>
    <style:style style:name="P28" style:family="paragraph" style:parent-style-name="Standard" style:list-style-name="L6">
      <style:paragraph-properties fo:text-align="justify" style:justify-single-word="false"/>
      <style:text-properties officeooo:paragraph-rsid="002ca914"/>
    </style:style>
    <style:style style:name="P29" style:family="paragraph" style:parent-style-name="Standard" style:list-style-name="L2">
      <style:paragraph-properties fo:text-align="justify" style:justify-single-word="false"/>
      <style:text-properties officeooo:rsid="0018fd4b" officeooo:paragraph-rsid="0018fd4b"/>
    </style:style>
    <style:style style:name="P30" style:family="paragraph" style:parent-style-name="Standard" style:list-style-name="L2">
      <style:paragraph-properties fo:text-align="justify" style:justify-single-word="false"/>
      <style:text-properties fo:font-weight="bold" officeooo:rsid="00196819" officeooo:paragraph-rsid="00196819" style:font-weight-asian="bold" style:font-weight-complex="bold"/>
    </style:style>
    <style:style style:name="P31" style:family="paragraph" style:parent-style-name="Standard" style:list-style-name="L2">
      <style:paragraph-properties fo:text-align="justify" style:justify-single-word="false"/>
      <style:text-properties fo:font-weight="bold" officeooo:rsid="001d9bd0" officeooo:paragraph-rsid="001d9bd0" style:font-weight-asian="bold" style:font-weight-complex="bold"/>
    </style:style>
    <style:style style:name="P32" style:family="paragraph" style:parent-style-name="Standard" style:list-style-name="L2">
      <style:paragraph-properties fo:text-align="justify" style:justify-single-word="false"/>
      <style:text-properties officeooo:rsid="00196819" officeooo:paragraph-rsid="00196819"/>
    </style:style>
    <style:style style:name="P33" style:family="paragraph" style:parent-style-name="Standard" style:list-style-name="L2">
      <style:paragraph-properties fo:text-align="justify" style:justify-single-word="false"/>
      <style:text-properties officeooo:rsid="001c0e16" officeooo:paragraph-rsid="001c0e16"/>
    </style:style>
    <style:style style:name="P34" style:family="paragraph" style:parent-style-name="Standard" style:list-style-name="L3">
      <style:paragraph-properties fo:text-align="justify" style:justify-single-word="false"/>
      <style:text-properties officeooo:rsid="001f8a89" officeooo:paragraph-rsid="001f8a89"/>
    </style:style>
    <style:style style:name="P35" style:family="paragraph" style:parent-style-name="Standard" style:list-style-name="L6">
      <style:paragraph-properties fo:text-align="justify" style:justify-single-word="false"/>
      <style:text-properties officeooo:rsid="0026ec0a" officeooo:paragraph-rsid="0026ec0a"/>
    </style:style>
    <style:style style:name="P36" style:family="paragraph" style:parent-style-name="Standard" style:list-style-name="L6">
      <style:paragraph-properties fo:text-align="justify" style:justify-single-word="false"/>
      <style:text-properties officeooo:rsid="002ca914" officeooo:paragraph-rsid="002ca914"/>
    </style:style>
    <style:style style:name="P37" style:family="paragraph" style:parent-style-name="Standard" style:list-style-name="L6">
      <style:paragraph-properties fo:text-align="justify" style:justify-single-word="false"/>
      <style:text-properties officeooo:rsid="002cdfe9" officeooo:paragraph-rsid="002cdfe9"/>
    </style:style>
    <style:style style:name="P38" style:family="paragraph" style:parent-style-name="Standard" style:list-style-name="L7">
      <style:text-properties officeooo:rsid="00487d47" officeooo:paragraph-rsid="00487d47"/>
    </style:style>
    <style:style style:name="P39" style:family="paragraph" style:parent-style-name="Standard" style:list-style-name="L7">
      <style:text-properties officeooo:rsid="004d300f" officeooo:paragraph-rsid="004d300f"/>
    </style:style>
    <style:style style:name="P40" style:family="paragraph" style:parent-style-name="Standard" style:list-style-name="L7">
      <style:text-properties officeooo:rsid="004e80c7" officeooo:paragraph-rsid="004e80c7"/>
    </style:style>
    <style:style style:name="P41" style:family="paragraph" style:parent-style-name="Standard" style:list-style-name="L8">
      <style:text-properties officeooo:paragraph-rsid="0055586d"/>
    </style:style>
    <style:style style:name="P42" style:family="paragraph" style:parent-style-name="Text_20_body" style:list-style-name="L6">
      <style:paragraph-properties fo:text-align="justify" style:justify-single-word="false"/>
      <style:text-properties officeooo:rsid="002e70e1" officeooo:paragraph-rsid="002ffe3f"/>
    </style:style>
    <style:style style:name="P43" style:family="paragraph" style:parent-style-name="Text_20_body" style:list-style-name="L6">
      <style:paragraph-properties fo:text-align="justify" style:justify-single-word="false"/>
      <style:text-properties officeooo:paragraph-rsid="002ffe3f"/>
    </style:style>
    <style:style style:name="P44" style:family="paragraph" style:parent-style-name="Text_20_body" style:list-style-name="L6">
      <style:paragraph-properties fo:text-align="justify" style:justify-single-word="false"/>
      <style:text-properties officeooo:paragraph-rsid="00310a55"/>
    </style:style>
    <style:style style:name="P45" style:family="paragraph" style:parent-style-name="Text_20_body" style:list-style-name="L6">
      <style:paragraph-properties fo:text-align="justify" style:justify-single-word="false"/>
      <style:text-properties officeooo:paragraph-rsid="0035d4fa"/>
    </style:style>
    <style:style style:name="P46" style:family="paragraph" style:parent-style-name="Text_20_body" style:list-style-name="L6">
      <style:paragraph-properties fo:text-align="justify" style:justify-single-word="false"/>
      <style:text-properties officeooo:paragraph-rsid="00371993"/>
    </style:style>
    <style:style style:name="P47" style:family="paragraph" style:parent-style-name="Text_20_body" style:list-style-name="L6">
      <style:paragraph-properties fo:text-align="justify" style:justify-single-word="false"/>
      <style:text-properties officeooo:paragraph-rsid="003ced31"/>
    </style:style>
    <style:style style:name="P48" style:family="paragraph" style:parent-style-name="Text_20_body" style:list-style-name="L6">
      <style:paragraph-properties fo:text-align="justify" style:justify-single-word="false"/>
      <style:text-properties officeooo:paragraph-rsid="003ed7f0"/>
    </style:style>
    <style:style style:name="P49" style:family="paragraph" style:parent-style-name="Text_20_body" style:list-style-name="L6">
      <style:paragraph-properties fo:text-align="justify" style:justify-single-word="false"/>
      <style:text-properties officeooo:rsid="003af7a1" officeooo:paragraph-rsid="003af7a1"/>
    </style:style>
    <style:style style:name="P50" style:family="paragraph" style:parent-style-name="Text_20_body" style:list-style-name="L7">
      <style:text-properties officeooo:paragraph-rsid="004e80c7"/>
    </style:style>
    <style:style style:name="T1" style:family="text">
      <style:text-properties officeooo:rsid="0014d9c8"/>
    </style:style>
    <style:style style:name="T2" style:family="text">
      <style:text-properties officeooo:rsid="00185d97"/>
    </style:style>
    <style:style style:name="T3" style:family="text">
      <style:text-properties officeooo:rsid="0018fd4b"/>
    </style:style>
    <style:style style:name="T4" style:family="text">
      <style:text-properties officeooo:rsid="001a8bb8"/>
    </style:style>
    <style:style style:name="T5" style:family="text">
      <style:text-properties officeooo:rsid="001d9bd0"/>
    </style:style>
    <style:style style:name="T6" style:family="text">
      <style:text-properties fo:font-weight="bold" style:font-weight-asian="bold" style:font-weight-complex="bold"/>
    </style:style>
    <style:style style:name="T7" style:family="text">
      <style:text-properties fo:font-weight="bold" officeooo:rsid="00205b55" style:font-weight-asian="bold" style:font-weight-complex="bold"/>
    </style:style>
    <style:style style:name="T8" style:family="text">
      <style:text-properties officeooo:rsid="00205b55"/>
    </style:style>
    <style:style style:name="T9" style:family="text">
      <style:text-properties officeooo:rsid="0028bab5"/>
    </style:style>
    <style:style style:name="T10" style:family="text">
      <style:text-properties officeooo:rsid="002aba54"/>
    </style:style>
    <style:style style:name="T11" style:family="text">
      <style:text-properties officeooo:rsid="002ad09b"/>
    </style:style>
    <style:style style:name="T12" style:family="text">
      <style:text-properties officeooo:rsid="002e70e1"/>
    </style:style>
    <style:style style:name="T13" style:family="text">
      <style:text-properties officeooo:rsid="00304ee2"/>
    </style:style>
    <style:style style:name="T14" style:family="text">
      <style:text-properties officeooo:rsid="00310a55"/>
    </style:style>
    <style:style style:name="T15" style:family="text">
      <style:text-properties officeooo:rsid="00322f70"/>
    </style:style>
    <style:style style:name="T16" style:family="text">
      <style:text-properties officeooo:rsid="0033f4fa"/>
    </style:style>
    <style:style style:name="T17" style:family="text">
      <style:text-properties officeooo:rsid="0035ce51"/>
    </style:style>
    <style:style style:name="T18" style:family="text">
      <style:text-properties officeooo:rsid="0035d4fa"/>
    </style:style>
    <style:style style:name="T19" style:family="text">
      <style:text-properties officeooo:rsid="00371993"/>
    </style:style>
    <style:style style:name="T20" style:family="text">
      <style:text-properties officeooo:rsid="003af7a1"/>
    </style:style>
    <style:style style:name="T21" style:family="text">
      <style:text-properties officeooo:rsid="003b10d2"/>
    </style:style>
    <style:style style:name="T22" style:family="text">
      <style:text-properties officeooo:rsid="003c6540"/>
    </style:style>
    <style:style style:name="T23" style:family="text">
      <style:text-properties officeooo:rsid="004a2eb9"/>
    </style:style>
    <style:style style:name="T24" style:family="text">
      <style:text-properties officeooo:rsid="004bd513"/>
    </style:style>
    <style:style style:name="T25" style:family="text">
      <style:text-properties officeooo:rsid="004e80c7"/>
    </style:style>
    <style:style style:name="T26" style:family="text">
      <style:text-properties fo:background-color="#ffff00" loext:char-shading-value="0"/>
    </style:style>
    <style:style style:name="T27" style:family="text">
      <style:text-properties officeooo:rsid="0035d4fa" fo:background-color="#ffff00" loext:char-shading-value="0"/>
    </style:style>
    <style:style style:name="T28" style:family="text">
      <style:text-properties officeooo:rsid="00371993" fo:background-color="#ffff00" loext:char-shading-value="0"/>
    </style:style>
    <style:style style:name="T29" style:family="text">
      <style:text-properties officeooo:rsid="0055586d"/>
    </style:style>
    <style:style style:name="T30" style:family="text">
      <style:text-properties officeooo:rsid="0055f32e"/>
    </style:style>
    <style:style style:name="T31" style:family="text">
      <style:text-properties officeooo:rsid="0056dbda"/>
    </style:style>
    <style:style style:name="T32"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cturas – Ensayo</text:p>
      <text:p text:style-name="P3"/>
      <text:h text:style-name="P2" text:outline-level="2">Filosofía del Proyecto GNU</text:h>
      <text:p text:style-name="P3"/>
      <text:list text:style-name="L1">
        <text:list-item>
          <text:p text:style-name="P15">Fuente: <text:a xlink:type="simple" xlink:href="https://www.gnu.org/philosophy/philosophy.html" text:style-name="Internet_20_link" text:visited-style-name="Visited_20_Internet_20_Link">https://www.gnu.org/philosophy/philosophy.html</text:a></text:p>
        </text:list-item>
        <text:list-item>
          <text:p text:style-name="P16">El software permite que sus usuarios puedan desarrollar con libertad, no es un tema de precio. </text:p>
        </text:list-item>
        <text:list-item>
          <text:p text:style-name="P17">“En concreto, el software libre implica que los usuarios tienen las cuatro libertades <text:span text:style-name="T32">esenciales</text:span>: (0) ejecutar el programa, (1) estudiar y modificar el código fuente del programa, (2) redistribuir copias exactas y (3) distribuir versiones modificadas”.</text:p>
        </text:list-item>
        <text:list-item>
          <text:p text:style-name="P17">A diferencia de lo que puede pasar con los objetos materiales, como carros, casas y otros, el software puede ser copiado y modificado con mucha mayor facilidad. Es precisamente esta cuestión la que lo hace útil. La cuestión es que esta utilidad no solo debe ser <text:span text:style-name="T1">posible para quien desarrolló el programa, sino también para sus usuarios. </text:span></text:p>
        </text:list-item>
        <text:list-item>
          <text:p text:style-name="P17"/>
        </text:list-item>
      </text:list>
      <text:p text:style-name="P3"/>
      <text:h text:style-name="P2" text:outline-level="2">El software libre es ahora aún más importante</text:h>
      <text:list text:style-name="L2">
        <text:list-item>
          <text:p text:style-name="P18">Fuente: <text:a xlink:type="simple" xlink:href="https://www.gnu.org/philosophy/free-software-even-more-important.html" text:style-name="Internet_20_link" text:visited-style-name="Visited_20_Internet_20_Link">https://www.gnu.org/philosophy/free-software-even-more-important.html</text:a></text:p>
        </text:list-item>
        <text:list-item>
          <text:p text:style-name="P19">Lo que es software libre:</text:p>
          <text:list>
            <text:list-item>
              <text:p text:style-name="P20"><text:span text:style-name="T2">“</text:span>Desde 1983 el movimiento del software libre defiende la libertad de los usuarios de ordenadores para que sean ellos quienes ejerzan el control del software que utilizan, y no al revés. Cuando un programa respeta la libertad de los usuarios y la comunidad, lo llamamos «software libre»<text:span text:style-name="T2">”.</text:span></text:p>
            </text:list-item>
            <text:list-item>
              <text:p text:style-name="P19">Se le llama libre para hacer hincapié en la libertar y no en el precio. </text:p>
              <text:list>
                <text:list-item>
                  <text:p text:style-name="P29">Ejemplo:</text:p>
                  <text:list>
                    <text:list-item>
                      <text:p text:style-name="P29">“<text:span text:style-name="T2">Algunos programas privativos, como Photoshop, son muy caros; otros, como la aplicación de Uber, son gratuitos, pero eso es un detalle sin importancia. En ambos casos esos programas someten a los usuarios al poder del desarrollador del programa, poder que nadie debería tener</text:span>”.</text:p>
                    </text:list-item>
                  </text:list>
                </text:list-item>
              </text:list>
            </text:list-item>
            <text:list-item>
              <text:p text:style-name="P30">Malware:</text:p>
              <text:list>
                <text:list-item>
                  <text:p text:style-name="P21"><text:span text:style-name="T3">“</text:span>Esos dos programas, que no son libres, tienen algo más en común: ambos son <text:span text:style-name="Citation">malware</text:span>. Es decir, ambos contienen funcionalidades que están diseñadas para maltratar al usuario. Hoy en día el software privativo a menudo es <text:span text:style-name="Citation">malware</text:span> porque <text:a xlink:type="simple" xlink:href="https://www.gnu.org/malware" text:style-name="Internet_20_link" text:visited-style-name="Visited_20_Internet_20_Link">el poder que tienen los desarrolladores los corrompe</text:a>. Ese directorio contiene alrededor de 600 funcionalidades maliciosas diferentes (hasta abril de 2023), pero seguramente eso es solo la punta del iceberg.<text:span text:style-name="T3">” </text:span></text:p>
                </text:list-item>
                <text:list-item>
                  <text:p text:style-name="P32">El software le permite a los usuarios tener control sobre el programa, a nivel personal como colectivamente. <text:span text:style-name="T4">De esta manera, pueden controlar o dirigir lo que hace el ordenador. </text:span></text:p>
                </text:list-item>
                <text:list-item>
                  <text:p text:style-name="P33">Todo lo contrario pasa con el software privativo. El programa controla a los usuarios, y cualquier otra entidad, que puede ser el desarrollador o propietario, controla el programa. Es decir, el software privado le otorga poder y control al desarrollador sobre los usuarios.</text:p>
                </text:list-item>
                <text:list-item>
                  <text:p text:style-name="P22"><text:span text:style-name="T5">“</text:span>La libertad consiste en ejercer el control de su propia vida. Si usted utiliza un programa para realizar actividades que afectan a su vida, su libertad depende del control que tenga <text:soft-page-break/>sobre el programa. Usted merece tener el control de los programas que utiliza, especialmente si los usa para hacer cosas que para usted son importantes<text:span text:style-name="T5">”. </text:span></text:p>
                </text:list-item>
              </text:list>
            </text:list-item>
            <text:list-item>
              <text:p text:style-name="P31">Las cuatro libertades esenciales:</text:p>
            </text:list-item>
          </text:list>
        </text:list-item>
      </text:list>
      <text:list xml:id="list1851890357" text:style-name="L3">
        <text:list-item>
          <text:list>
            <text:list-item>
              <text:list>
                <text:list-item>
                  <text:p text:style-name="P34"><text:span text:style-name="T6">Libertad para ejecutar el programa</text:span> como se quiera y para cualquier propósito</text:p>
                </text:list-item>
                <text:list-item>
                  <text:p text:style-name="P34"><text:span text:style-name="T6">Libertad para estudiar el código fuente del programa </text:span><text:span text:style-name="T7">y modificarlo</text:span><text:span text:style-name="T8"> para que haga lo que usted quiera. </text:span></text:p>
                </text:list-item>
              </text:list>
            </text:list-item>
          </text:list>
        </text:list-item>
      </text:list>
      <text:list text:style-name="L4">
        <text:list-item>
          <text:list>
            <text:list-item>
              <text:list>
                <text:list-item>
                  <text:list>
                    <text:list-item>
                      <text:p text:style-name="P23">“Cuando todo lo que tenemos es la forma ejecutable del programa (esto es, una serie de números que un ordenador puede ejecutar, pero cuya comprensión resulta extremadamente difícil para una persona), entender el programa y modificarlo se convierte en una tarea de suma complejidad”. </text:p>
                    </text:list-item>
                  </text:list>
                </text:list-item>
              </text:list>
            </text:list-item>
          </text:list>
        </text:list-item>
      </text:list>
      <text:list xml:id="list111932184291836" text:continue-list="list1851890357" text:style-name="L3">
        <text:list-item>
          <text:list>
            <text:list-item>
              <text:list>
                <text:list-item>
                  <text:p text:style-name="P24"><text:span text:style-name="T6">La libertad de hacer copias exactas y distribuirlas cuando se desee.</text:span> Esto no es una obligación, sino una opción. </text:p>
                </text:list-item>
              </text:list>
            </text:list-item>
          </text:list>
        </text:list-item>
      </text:list>
      <text:list text:style-name="L5">
        <text:list-item>
          <text:list>
            <text:list-item>
              <text:list>
                <text:list-item>
                  <text:list>
                    <text:list-item>
                      <text:p text:style-name="P25">“Si el programa es libre, esto no significa que usted tenga la obligación de facilitar copias, o que se las tengan que facilitar a usted. Distribuir programas sin las libertades es maltratar a los usuarios. Sin embargo, si no se distribuyen y se usan privadamente no se está maltratando a nadie”.</text:p>
                    </text:list-item>
                  </text:list>
                </text:list-item>
              </text:list>
            </text:list-item>
          </text:list>
        </text:list-item>
      </text:list>
      <text:list text:continue-list="list111932184291836" text:style-name="L3">
        <text:list-item>
          <text:list>
            <text:list-item>
              <text:list>
                <text:list-item>
                  <text:p text:style-name="P24"><text:span text:style-name="T6">La libertad de distribuir copias de sus versiones modificadas cuando lo desee</text:span>.</text:p>
                </text:list-item>
              </text:list>
            </text:list-item>
          </text:list>
        </text:list-item>
      </text:list>
      <text:list text:style-name="L6">
        <text:list-item>
          <text:list>
            <text:list-item>
              <text:list>
                <text:list-item>
                  <text:p text:style-name="P26">Con las dos primeras libertades, cada uno de los usuarios ejerce el control sobre el programa individualmente. Con las otras dos libertades, cualquier grupo de usuarios puede ejercer un <text:span text:style-name="Emphasis">control colectivo</text:span> sobre el programa. Con todas las cuatro libertades, los usuarios controlan el programa. Si falta alguna de ellas, o si son inadecuadas, el programa es privativo (no es libre) e injusto.</text:p>
                </text:list-item>
                <text:list-item>
                  <text:p text:style-name="P35">Las dos primeras libertades le permiten a los usuarios ejercer un control sobre el programa de forma individual. Ya con las ultimas dos libertades, <text:span text:style-name="T9">son los grupos de usuarios los que eje</text:span><text:span text:style-name="T10">r</text:span><text:span text:style-name="T9">cen un control colectivo sobre el programa</text:span></text:p>
                  <text:list>
                    <text:list-item>
                      <text:p text:style-name="P27"><text:span text:style-name="T11">“</text:span>Con todas las cuatro libertades, los usuarios controlan el programa. Si falta alguna de ellas, o si son inadecuadas, el programa es privativo (no es libre) e injusto<text:span text:style-name="T11">”. </text:span></text:p>
                    </text:list-item>
                  </text:list>
                </text:list-item>
                <text:list-item>
                  <text:p text:style-name="P27"><text:span text:style-name="T11">Pero estas cuadro libertades no solo son aplicables para el software. En las actividades prácticas pueden ser utilizadas, como en recetas de cocina, material pedagógico, </text:span>(libros de texto, manuales de consulta, diccionarios y enciclopedias), <text:span text:style-name="T11">patrones para fabricar objetos útiles, entre otros. </text:span></text:p>
                  <text:list>
                    <text:list-item>
                      <text:p text:style-name="P28">“Como no se trata de software, el movimiento del software libre no abarca estas obras en sentido estricto, pero aplica el mismo razonamiento y llega a la misma conclusión: tales obras también deben tener las cuatro libertades esenciales”. </text:p>
                    </text:list-item>
                  </text:list>
                </text:list-item>
                <text:list-item>
                  <text:p text:style-name="P36">Una de las ventajas del software libre es que es una buena manera de aprender a programar. </text:p>
                </text:list-item>
                <text:list-item>
                  <text:h text:style-name="P14" text:outline-level="3">La injusticia de lo privativo</text:h>
                  <text:list>
                    <text:list-item>
                      <text:p text:style-name="P42">El software privativo permite, por ejemplo, espiar a sus usuarios y esto se puede reflejar en las grandes empresas de tecnología. </text:p>
                      <text:list>
                        <text:list-item>
                          <text:p text:style-name="P43"><text:span text:style-name="T12">“En casos extremos (aunque tales casos se han generalizado bastante), los programas privativos están diseñados para espiar a los usuarios, restringirlos, censurarlos y abusar de ellos. Por ejemplo, todo esto lo hace el sistema operativo de las iCosas[2] de Apple, y también Windows en los dispositivos móviles con chips ARM. Windows, el firmware de los teléfonos móviles y Google Chrome para Windows incluyen una puerta trasera universal que permite a una cierta </text:span><text:soft-page-break/><text:span text:style-name="T12">empresa modificar el programa a distancia sin necesidad de pedir permiso. El Kindle de Amazon contiene una puerta trasera que puede borrar libros”. </text:span></text:p>
                        </text:list-item>
                      </text:list>
                    </text:list-item>
                    <text:list-item>
                      <text:p text:style-name="P44"><text:span text:style-name="T13">El movimiento de software libre busca precisamente acabar con este tipo de injusticia que implica lo privativo, desarrollado programas libres para que los usuarios puedan soltar las cadenas del mercado tecnológico actual. </text:span><text:span text:style-name="T14">Un fiel ejemplo de ello, podría decirse que uno de los que ha tenido mas incidencia, es el caso de del sistema operativo </text:span>libre <text:span text:style-name="T14">GNU</text:span>. <text:s/><text:span text:style-name="T14">En la actualidad, </text:span>millones de ordenadores funcionan con GNU, sobre todo en <text:span text:style-name="T14">combinación con otro desarrollo libre, Linux, formando lo que se conoce como GNU-LINUX. </text:span><text:tab/><text:tab/></text:p>
                    </text:list-item>
                  </text:list>
                </text:list-item>
                <text:list-item>
                  <text:h text:style-name="P14" text:outline-level="3">Software libre y educación</text:h>
                  <text:list>
                    <text:list-item>
                      <text:p text:style-name="P45"><text:span text:style-name="T15">Para GNU, dentro del proceso de enseñanza en las escuelas, enseñar </text:span><text:span text:style-name="T16">software privativo es lo mismo que imponer dependencia, que es lo contrario a la misión educativa. </text:span><text:span text:style-name="T17">Por el contrario, enseñando software libre, las escuelas podrían dirigir el futuro de la sociedad hacia la libertad, </text:span><text:span text:style-name="T18">ayudando a desarrolladores talentosos a dominar el oficio. </text:span></text:p>
                    </text:list-item>
                    <text:list-item>
                      <text:p text:style-name="P46"><text:span text:style-name="T18">Pero lo mas importante, es que se le enseñara a los estudiantes el </text:span><text:span text:style-name="T27">hábito de cooperar</text:span><text:span text:style-name="T18"> </text:span><text:span text:style-name="T28">y de ayudar a los demás</text:span><text:span text:style-name="T19">. De esta manera lo piensa GNU partiendo de la siguiente regla para un caso hipotético en el que tal visión de la educación fuera realidad:</text:span></text:p>
                      <text:list>
                        <text:list-item>
                          <text:p text:style-name="P46">“Alumnos, este es un lugar donde compartimos nuestro conocimiento. Si traéis software al aula, no podéis quedároslo para vosotros. Debéis compartir copias con el resto de la clase, incluyendo el código fuente en caso de que algún otro quiera aprender. Por eso no se permite traer software privativo a clase, excepto para someterlo a la ingeniería inversa”.</text:p>
                        </text:list-item>
                      </text:list>
                    </text:list-item>
                  </text:list>
                </text:list-item>
                <text:list-item>
                  <text:p text:style-name="P49">Para GNU hablar de las <text:span text:style-name="T6">ventajas del software libre</text:span> es quedarse demasiado corto al considerar la libertad un tema vital <text:span text:style-name="T21">para la vida misma en sociedad. Para ellos, la vida sin libertad es tiranía </text:span><text:span text:style-name="T22">y eso se aplica tanto para la informática como para la vida cotidiana. </text:span></text:p>
                  <text:list>
                    <text:list-item>
                      <text:p text:style-name="P47"><text:span text:style-name="T20">“</text:span>La libertad incluye el ser libre de cooperar con los demás. Negar esta libertad equivale a mantener a las personas divididas, primer paso para tiranizarlas. En la comunidad del software libre somos muy conscientes de la importancia de la libertad para cooperar porque nuestro trabajo consiste en una cooperación organizada<text:span text:style-name="T20">”. </text:span></text:p>
                    </text:list-item>
                    <text:list-item>
                      <text:p text:style-name="P48">“<text:span text:style-name="T26">En informática, la cooperación incluye redistribuir copias exactas de un programa entre otros usuarios.</text:span> También incluye distribuir sus versiones modificadas. El software libre estimula estas formas de cooperación, mientras que el software privativo las prohíbe. Prohíbe redistribuir copias, y al impedir que los usuarios tengan el código fuente, también les impide modificar los programas”. </text:p>
                    </text:list-item>
                  </text:list>
                </text:list-item>
              </text:list>
            </text:list-item>
            <text:list-item>
              <text:p text:style-name="P37"/>
            </text:list-item>
          </text:list>
        </text:list-item>
      </text:list>
      <text:p text:style-name="P12"/>
      <text:h text:style-name="P1" text:outline-level="2"><text:soft-page-break/>Software libre y educación</text:h>
      <text:p text:style-name="P5">Fuente: <text:a xlink:type="simple" xlink:href="https://www.gnu.org/education/education.html" text:style-name="Internet_20_link" text:visited-style-name="Visited_20_Internet_20_Link">https://www.gnu.org/education/education.html</text:a></text:p>
      <text:p text:style-name="P5"/>
      <text:list text:style-name="L7">
        <text:list-item>
          <text:p text:style-name="P38">Según la fundación GNU considera que <text:span text:style-name="T23">las instituciones educativas en todos sus niveles </text:span><text:span text:style-name="T24">deberían utilizar y enseñar exclusivamente software libre. </text:span></text:p>
        </text:list-item>
        <text:list-item>
          <text:p text:style-name="P39">Para ellos trasmitir los principios éticos del software libre, donde la libertad y la cooperación son considerados valores esenciales. </text:p>
        </text:list-item>
        <text:list-item>
          <text:p text:style-name="P40"><text:span text:style-name="T6">Contexto histórico del proyecto GNU</text:span>:</text:p>
          <text:list>
            <text:list-item>
              <text:p text:style-name="P50"><text:span text:style-name="T25">El Proyecto GNU fue </text:span><text:a xlink:type="simple" xlink:href="https://www.gnu.org/gnu/initial-announcement.html" text:style-name="Internet_20_link" text:visited-style-name="Visited_20_Internet_20_Link"><text:span text:style-name="T25">fundado</text:span></text:a><text:span text:style-name="T25"> en 1983 por Richard Stallman para desarrollar un sistema operativo libre: el sistema operativo GNU. Como resultado, hoy en día cualquier persona puede usar su ordenador en libertad. </text:span></text:p>
            </text:list-item>
          </text:list>
        </text:list-item>
      </text:list>
      <text:p text:style-name="P5"/>
      <text:p text:style-name="P5"/>
      <text:p text:style-name="P5"/>
      <text:h text:style-name="P4" text:outline-level="2">El software privativo a menudo es <text:span text:style-name="Citation">malware</text:span></text:h>
      <text:p text:style-name="P7">Fuente: <text:a xlink:type="simple" xlink:href="https://www.gnu.org/proprietary/proprietary.html" text:style-name="Internet_20_link" text:visited-style-name="Visited_20_Internet_20_Link">https://www.gnu.org/proprietary/proprietary.html</text:a></text:p>
      <text:p text:style-name="P7"/>
      <text:p text:style-name="P7"/>
      <text:h text:style-name="P6" text:outline-level="2">Copyleft: Idealismo pragmático</text:h>
      <text:p text:style-name="P8">Fuente: <text:a xlink:type="simple" xlink:href="https://www.gnu.org/philosophy/pragmatic.html" text:style-name="Internet_20_link" text:visited-style-name="Visited_20_Internet_20_Link">https://www.gnu.org/philosophy/pragmatic.html</text:a></text:p>
      <text:p text:style-name="P8"/>
      <text:h text:style-name="P6" text:outline-level="2">Motivos para escribir software libre</text:h>
      <text:p text:style-name="P8">Fuente: <text:a xlink:type="simple" xlink:href="https://www.gnu.org/philosophy/fs-motives.html" text:style-name="Internet_20_link" text:visited-style-name="Visited_20_Internet_20_Link">https://www.gnu.org/philosophy/fs-motives.html</text:a></text:p>
      <text:p text:style-name="P8"/>
      <text:h text:style-name="P6" text:outline-level="2">El derecho a leer</text:h>
      <text:p text:style-name="P8"><text:a xlink:type="simple" xlink:href="https://www.gnu.org/philosophy/right-to-read.html" text:style-name="Internet_20_link" text:visited-style-name="Visited_20_Internet_20_Link">https://www.gnu.org/philosophy/right-to-read.html</text:a></text:p>
      <text:p text:style-name="P8"/>
      <text:h text:style-name="P6" text:outline-level="2">When Free Software Isn't (Practically) Superior</text:h>
      <text:p text:style-name="P10">Fuente: <text:a xlink:type="simple" xlink:href="https://www.gnu.org/philosophy/when-free-software-isnt-practically-superior.html" text:style-name="Internet_20_link" text:visited-style-name="Visited_20_Internet_20_Link">https://www.gnu.org/philosophy/when-free-software-isnt-practically-superior.html</text:a></text:p>
      <text:p text:style-name="P10"/>
      <text:h text:style-name="P9" text:outline-level="2"><text:soft-page-break/>Medidas que los gobiernos pueden adoptar para promover el software libre</text:h>
      <text:p text:style-name="P10">Fuente: https://www.gnu.org/philosophy/government-free-software.html</text:p>
      <text:p text:style-name="P7"/>
      <text:p text:style-name="P7"/>
      <text:h text:style-name="P6" text:outline-level="2">Cómo proteger el software frente a las patentes</text:h>
      <text:p text:style-name="P11">Fuente: <text:a xlink:type="simple" xlink:href="https://www.gnu.org/philosophy/limit-patent-effect.html" text:style-name="Internet_20_link" text:visited-style-name="Visited_20_Internet_20_Link">https://www.gnu.org/philosophy/limit-patent-effect.html</text:a></text:p>
      <text:p text:style-name="P11"/>
      <text:p text:style-name="P11"/>
      <text:p text:style-name="P11"/>
      <text:p text:style-name="P11"/>
      <text:p text:style-name="P11"/>
      <text:p text:style-name="P11"/>
      <text:p text:style-name="P11"/>
      <text:p text:style-name="P13">cooperativismo y software libre</text:p>
      <text:list text:style-name="L8">
        <text:list-item>
          <text:p text:style-name="P41"><text:span text:style-name="T30">P</text:span><text:span text:style-name="T31">a</text:span><text:span text:style-name="T29">ra el desarrollo de nuestras sociedades y que por lo tanto debía mantenerse libre.</text:span></text:p>
        </text:list-item>
        <text:list-item>
          <text:p text:style-name="P41"/>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9T11:24:04.823508866</meta:creation-date>
    <dc:date>2024-02-14T11:19:31.613824522</dc:date>
    <meta:editing-duration>PT2H24M27S</meta:editing-duration>
    <meta:editing-cycles>7</meta:editing-cycles>
    <meta:generator>LibreOffice/7.6.4.1$Linux_X86_64 LibreOffice_project/60$Build-1</meta:generator>
    <meta:document-statistic meta:table-count="0" meta:image-count="0" meta:object-count="0" meta:page-count="5" meta:paragraph-count="67" meta:word-count="1538" meta:character-count="9939" meta:non-whitespace-character-count="8485"/>
  </office:meta>
</office:document-meta>
</file>